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letter-spacing="normal" fo:font-style="normal" fo:font-weight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19df04"/>
    </style:style>
    <style:style style:name="T3" style:family="text">
      <style:text-properties style:font-name="Liberation Mono" fo:font-size="10pt" officeooo:rsid="0019df04" style:font-name-asian="Noto Sans Mono CJK SC" style:font-size-asian="10pt" style:font-name-complex="Liberation Mono" style:font-size-complex="10pt"/>
    </style:style>
    <style:style style:name="T4" style:family="text">
      <style:text-properties officeooo:rsid="001aa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# Titre du projet</text:p>
      <text:p text:style-name="Preformatted_20_Text"/>
      <text:p text:style-name="P1">Ordonnancement de processus</text:p>
      <text:p text:style-name="Preformatted_20_Text"/>
      <text:p text:style-name="Preformatted_20_Text"/>
      <text:p text:style-name="Preformatted_20_Text">## Roadmap</text:p>
      <text:p text:style-name="Preformatted_20_Text"/>
      <text:p text:style-name="Preformatted_20_Text">- Créer le<text:span text:style-name="T2">s</text:span> structure<text:span text:style-name="T2">s</text:span> <text:span text:style-name="T2">Processus et Ordonnenceur</text:span></text:p>
      <text:p text:style-name="Preformatted_20_Text">- <text:span text:style-name="T3">Créer une fonction pour ajouter des processus à la file</text:span></text:p>
      <text:p text:style-name="Preformatted_20_Text">- Créer <text:span text:style-name="T2">une fonction step qui permet de défiler la file et attendre la durée du processus</text:span></text:p>
      <text:p text:style-name="Preformatted_20_Text">- Créer la fonction <text:span text:style-name="T2">qui run qui </text:span><text:span text:style-name="T1">itère step jusqu’à obtenir une file de processus vide.</text:span></text:p>
      <text:p text:style-name="Preformatted_20_Text"/>
      <text:p text:style-name="Preformatted_20_Text"/>
      <text:p text:style-name="Preformatted_20_Text">## Lancer le programme</text:p>
      <text:p text:style-name="Preformatted_20_Text"/>
      <text:p text:style-name="Preformatted_20_Text"><text:span text:style-name="T2">P</text:span>our lancer le programme</text:p>
      <text:p text:style-name="Preformatted_20_Text"/>
      <text:p text:style-name="Preformatted_20_Text">```bash</text:p>
      <text:p text:style-name="Preformatted_20_Text"><text:s text:c="2"/>utiliser le makefile: <text:span text:style-name="T4">make puis ./prog dans la console</text:span></text:p>
      <text:p text:style-name="Preformatted_20_Text"/>
      <text:p text:style-name="Preformatted_20_Text">```</text:p>
      <text:p text:style-name="Preformatted_20_Text"/>
      <text:p text:style-name="Preformatted_20_Text"/>
      <text:p text:style-name="Preformatted_20_Text">## Leçons</text:p>
      <text:p text:style-name="Preformatted_20_Text"/>
      <text:p text:style-name="Preformatted_20_Text">Approfondir nos connaissances en C notammennt les stuctures <text:span text:style-name="T2">et les listes chainées. </text:span></text:p>
      <text:p text:style-name="Preformatted_20_Text"/>
      <text:p text:style-name="Preformatted_20_Text">## Remerciements</text:p>
      <text:p text:style-name="Preformatted_20_Text"/>
      <text:p text:style-name="Preformatted_20_Text"><text:s/>- [openclassrooms](https://openclassrooms.com/fr/paths?&amp;utm_source=google&amp;utm_medium=cpc&amp;utm_campaign=paidsearch_google_fr_fr_b2c_s_bra_no-study-field_200602_00&amp;gclid=CjwKCAiAv9ucBhBXEiwA6N8nYFTXTL4KD6_WbMyQFF5RSLaolPVDgo_-DoCxWleOZAnD3ttSEK2ErhoCiOEQAvD_BwE&amp;gclsrc=aw.ds)</text:p>
      <text:p text:style-name="Preformatted_20_Text"/>
      <text:p text:style-name="Preformatted_20_Text"/>
      <text:p text:style-name="Preformatted_20_Text">## Feedback</text:p>
      <text:p text:style-name="Preformatted_20_Text"/>
      <text:p text:style-name="Preformatted_20_Text"/>
      <text:p text:style-name="Preformatted_20_Text">Si vous avez des commentaires, veuillez nous contacter à morgankero@cy-tech.fr</text:p>
      <text:p text:style-name="Preformatted_20_Text"><text:s/><text:a xlink:type="simple" xlink:href="mailto:jumelpaul@cy-tech.fr" text:style-name="Internet_20_link" text:visited-style-name="Visited_20_Internet_20_Link">jumelpaul@cy-tech.fr</text:a><text:tab/></text:p>
      <text:p text:style-name="Preformatted_20_Text">## Auteurs</text:p>
      <text:p text:style-name="Preformatted_20_Text"/>
      <text:p text:style-name="Preformatted_20_Text">- @JUMEL Paul</text:p>
      <text:p text:style-name="Preformatted_20_Text">- @MORGAN Kerolos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2T19:15:49.797034989</dc:date>
    <meta:editing-duration>PT9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18" meta:character-count="979" meta:non-whitespace-character-count="877"/>
  </office:meta>
</office:document-meta>
</file>